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0" calcext:value-type="float">
            <text:p>2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0.9175" calcext:value-type="float">
            <text:p>210,91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6.762972330879" calcext:value-type="float">
            <text:p>246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17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/00/0000</text:date>, <text:time style:data-style-name="N2" text:time-value="16:42:12.60567179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4.0.3$Linux_X86_64 LibreOffice_project/40m0$Build-3</meta:generator>
    <dc:date>2017-09-25T16:44:44.117613461</dc:date>
    <dc:creator>Daniele Zambelli</dc:creator>
    <meta:editing-duration>PT2H34M37S</meta:editing-duration>
    <meta:editing-cycles>18</meta:editing-cycles>
    <meta:document-statistic meta:table-count="2" meta:cell-count="284" meta:object-count="0"/>
  </office:meta>
</office:document-meta>
</file>